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fd2d" officeooo:paragraph-rsid="0016fd2d"/>
    </style:style>
    <style:style style:name="P2" style:family="paragraph" style:parent-style-name="Standard">
      <style:text-properties officeooo:paragraph-rsid="00172885"/>
    </style:style>
    <style:style style:name="P3" style:family="paragraph" style:parent-style-name="Standard">
      <style:text-properties officeooo:rsid="00172885" officeooo:paragraph-rsid="00172885"/>
    </style:style>
    <style:style style:name="T1" style:family="text">
      <style:text-properties officeooo:rsid="0016fd2d"/>
    </style:style>
    <style:style style:name="T2" style:family="text">
      <style:text-properties officeooo:rsid="001728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ážení,</text:p>
      <text:p text:style-name="P1"/>
      <text:p text:style-name="P2"><text:span text:style-name="T1">dne 7. září 2015 Magistrát hl. m. Prahy rozhodl o mé stížnosti proti vámi vyčíslené částce pro poskytnutí odpovědi na mou žádost o informace ze dne 10. února 2015 (rozhodnutí s č</text:span>. j. MHMP 1578505/2015<text:span text:style-name="T1">). Magistrát vám přikázal, ať do 15 dnů od doručení tohoto rozhodnutí zjednáte nápravu. Nestalo se tak. Proto v souladu s § 16a odst. 1 písm. b) zákona č. 106/1999 Sb., o svobodném přístupu k informacím (dále jen „InfZ“) podávám stížnost na nečinnost. Upozorňuji, že z komentáře k zákonu o svobodném přístupu k informacím (autoři Furek a Rothanzl) vyplývá, že pokud povinný subjekt ve lhůtě 15 dnů, kterou má na vyřízení žádosti, nevyčíslí žadateli náklady na vyřízení žádosti, ztrácí nárok na úhradu těchto nákladů. Ostatně i z uvedeného rozhodnutí Magistrátu vyplývá, že povinný subjekt při předchozím vyčíslení nákladů nesplnil řádně svou oznamovací povinnost. Z § 17 odst. 4 InfZ vyplývá, že nesplní-li povinný subjekt vůči žadateli oznamovací povinnost (podle odstavce 3), ztrácí nárok na úhradu nákladů.</text:span></text:p>
      <text:p text:style-name="P2"/>
      <text:p text:style-name="P2"><text:span text:style-name="T2">MČ Praha 1 tedy v tomto případě hned ze dvou důvodů ztratila nárok na úhradu jakýchkoliv nákladů na vyřízení mé žádosti. Proto žádám o urychlené poskytnutí mnou požadovaných informací.</text:span></text:p>
      <text:p text:style-name="P2"/>
      <text:p text:style-name="P3">Předem děkuji za vstřícnost.</text:p>
      <text:p text:style-name="P3"/>
      <text:p text:style-name="P3">Adam Zábranský,</text:p>
      <text:p text:style-name="P3">narozen 28.12.1993,</text:p>
      <text:p text:style-name="P3">trvale bytem Zbynická 6, 153 00 Praha 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3T14:50:08.403957278</meta:creation-date>
    <dc:date>2015-10-03T15:14:29.147219220</dc:date>
    <meta:editing-duration>PT16M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206" meta:character-count="1303" meta:non-whitespace-character-count="1103"/>
  </office:meta>
</office:document-meta>
</file>